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0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ce1"/>
        <table:table-row table:style-name="ro1">
          <table:table-cell office:value-type="string">
            <text:p>res\size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90">
            <text:p>9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30">
            <text:p>130</text:p>
          </table:table-cell>
          <table:table-cell table:style-name="Default" office:value-type="float" office:value="140">
            <text:p>140</text:p>
          </table:table-cell>
          <table:table-cell table:style-name="Default" office:value-type="float" office:value="150">
            <text:p>150</text:p>
          </table:table-cell>
          <table:table-cell table:style-name="Default" office:value-type="float" office:value="160">
            <text:p>16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((([.$A2]-[.B$1])/10)^1.5)*[.$C$18])" office:value-type="float" office:value="0">
            <text:p>0,00</text:p>
          </table:table-cell>
          <table:table-cell table:formula="of:=(((([.$A2]-[.C$1])/10)^1.5)*[.$C$18])" office:value-type="float" office:value="0">
            <text:p>#VÆRDI!</text:p>
          </table:table-cell>
          <table:table-cell table:formula="of:=(((([.$A2]-[.D$1])/10)^1.5)*[.$C$18])" office:value-type="float" office:value="0">
            <text:p>#VÆRDI!</text:p>
          </table:table-cell>
          <table:table-cell table:formula="of:=(((([.$A2]-[.E$1])/10)^1.5)*[.$C$18])" office:value-type="float" office:value="0">
            <text:p>#VÆRDI!</text:p>
          </table:table-cell>
          <table:table-cell table:formula="of:=(((([.$A2]-[.F$1])/10)^1.5)*[.$C$18])" office:value-type="float" office:value="0">
            <text:p>#VÆRDI!</text:p>
          </table:table-cell>
          <table:table-cell table:formula="of:=(((([.$A2]-[.G$1])/10)^1.5)*[.$C$18])" office:value-type="float" office:value="0">
            <text:p>#VÆRDI!</text:p>
          </table:table-cell>
          <table:table-cell table:formula="of:=(((([.$A2]-[.H$1])/10)^1.5)*[.$C$18])" office:value-type="float" office:value="0">
            <text:p>#VÆRDI!</text:p>
          </table:table-cell>
          <table:table-cell table:formula="of:=(((([.$A2]-[.I$1])/10)^1.5)*[.$C$18])" office:value-type="float" office:value="0">
            <text:p>#VÆRDI!</text:p>
          </table:table-cell>
          <table:table-cell table:formula="of:=(((([.$A2]-[.J$1])/10)^1.5)*[.$C$18])" office:value-type="float" office:value="0">
            <text:p>#VÆRDI!</text:p>
          </table:table-cell>
          <table:table-cell table:formula="of:=(((([.$A2]-[.K$1])/10)^1.5)*[.$C$18])" office:value-type="float" office:value="0">
            <text:p>#VÆRDI!</text:p>
          </table:table-cell>
          <table:table-cell table:formula="of:=(((([.$A2]-[.L$1])/10)^1.5)*[.$C$18])" office:value-type="float" office:value="0">
            <text:p>#VÆRDI!</text:p>
          </table:table-cell>
          <table:table-cell table:formula="of:=(((([.$A2]-[.M$1])/10)^1.5)*[.$C$18])" office:value-type="float" office:value="0">
            <text:p>#VÆRDI!</text:p>
          </table:table-cell>
          <table:table-cell table:formula="of:=(((([.$A2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((([.$A3]-[.B$1])/10)^1.5)*[.$C$18])" office:value-type="float" office:value="0.5">
            <text:p>0,50</text:p>
          </table:table-cell>
          <table:table-cell table:formula="of:=(((([.$A3]-[.C$1])/10)^1.5)*[.$C$18])" office:value-type="float" office:value="0">
            <text:p>0,00</text:p>
          </table:table-cell>
          <table:table-cell table:formula="of:=(((([.$A3]-[.D$1])/10)^1.5)*[.$C$18])" office:value-type="float" office:value="0">
            <text:p>#VÆRDI!</text:p>
          </table:table-cell>
          <table:table-cell table:formula="of:=(((([.$A3]-[.E$1])/10)^1.5)*[.$C$18])" office:value-type="float" office:value="0">
            <text:p>#VÆRDI!</text:p>
          </table:table-cell>
          <table:table-cell table:formula="of:=(((([.$A3]-[.F$1])/10)^1.5)*[.$C$18])" office:value-type="float" office:value="0">
            <text:p>#VÆRDI!</text:p>
          </table:table-cell>
          <table:table-cell table:formula="of:=(((([.$A3]-[.G$1])/10)^1.5)*[.$C$18])" office:value-type="float" office:value="0">
            <text:p>#VÆRDI!</text:p>
          </table:table-cell>
          <table:table-cell table:formula="of:=(((([.$A3]-[.H$1])/10)^1.5)*[.$C$18])" office:value-type="float" office:value="0">
            <text:p>#VÆRDI!</text:p>
          </table:table-cell>
          <table:table-cell table:formula="of:=(((([.$A3]-[.I$1])/10)^1.5)*[.$C$18])" office:value-type="float" office:value="0">
            <text:p>#VÆRDI!</text:p>
          </table:table-cell>
          <table:table-cell table:formula="of:=(((([.$A3]-[.J$1])/10)^1.5)*[.$C$18])" office:value-type="float" office:value="0">
            <text:p>#VÆRDI!</text:p>
          </table:table-cell>
          <table:table-cell table:formula="of:=(((([.$A3]-[.K$1])/10)^1.5)*[.$C$18])" office:value-type="float" office:value="0">
            <text:p>#VÆRDI!</text:p>
          </table:table-cell>
          <table:table-cell table:formula="of:=(((([.$A3]-[.L$1])/10)^1.5)*[.$C$18])" office:value-type="float" office:value="0">
            <text:p>#VÆRDI!</text:p>
          </table:table-cell>
          <table:table-cell table:formula="of:=(((([.$A3]-[.M$1])/10)^1.5)*[.$C$18])" office:value-type="float" office:value="0">
            <text:p>#VÆRDI!</text:p>
          </table:table-cell>
          <table:table-cell table:formula="of:=(((([.$A3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(((([.$A4]-[.B$1])/10)^1.5)*[.$C$18])" office:value-type="float" office:value="1.4142135623731">
            <text:p>1,41</text:p>
          </table:table-cell>
          <table:table-cell table:formula="of:=(((([.$A4]-[.C$1])/10)^1.5)*[.$C$18])" office:value-type="float" office:value="0.5">
            <text:p>0,50</text:p>
          </table:table-cell>
          <table:table-cell table:formula="of:=(((([.$A4]-[.D$1])/10)^1.5)*[.$C$18])" office:value-type="float" office:value="0">
            <text:p>0,00</text:p>
          </table:table-cell>
          <table:table-cell table:formula="of:=(((([.$A4]-[.E$1])/10)^1.5)*[.$C$18])" office:value-type="float" office:value="0">
            <text:p>#VÆRDI!</text:p>
          </table:table-cell>
          <table:table-cell table:formula="of:=(((([.$A4]-[.F$1])/10)^1.5)*[.$C$18])" office:value-type="float" office:value="0">
            <text:p>#VÆRDI!</text:p>
          </table:table-cell>
          <table:table-cell table:formula="of:=(((([.$A4]-[.G$1])/10)^1.5)*[.$C$18])" office:value-type="float" office:value="0">
            <text:p>#VÆRDI!</text:p>
          </table:table-cell>
          <table:table-cell table:formula="of:=(((([.$A4]-[.H$1])/10)^1.5)*[.$C$18])" office:value-type="float" office:value="0">
            <text:p>#VÆRDI!</text:p>
          </table:table-cell>
          <table:table-cell table:formula="of:=(((([.$A4]-[.I$1])/10)^1.5)*[.$C$18])" office:value-type="float" office:value="0">
            <text:p>#VÆRDI!</text:p>
          </table:table-cell>
          <table:table-cell table:formula="of:=(((([.$A4]-[.J$1])/10)^1.5)*[.$C$18])" office:value-type="float" office:value="0">
            <text:p>#VÆRDI!</text:p>
          </table:table-cell>
          <table:table-cell table:formula="of:=(((([.$A4]-[.K$1])/10)^1.5)*[.$C$18])" office:value-type="float" office:value="0">
            <text:p>#VÆRDI!</text:p>
          </table:table-cell>
          <table:table-cell table:formula="of:=(((([.$A4]-[.L$1])/10)^1.5)*[.$C$18])" office:value-type="float" office:value="0">
            <text:p>#VÆRDI!</text:p>
          </table:table-cell>
          <table:table-cell table:formula="of:=(((([.$A4]-[.M$1])/10)^1.5)*[.$C$18])" office:value-type="float" office:value="0">
            <text:p>#VÆRDI!</text:p>
          </table:table-cell>
          <table:table-cell table:formula="of:=(((([.$A4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(((([.$A5]-[.B$1])/10)^1.5)*[.$C$18])" office:value-type="float" office:value="2.59807621135332">
            <text:p>2,60</text:p>
          </table:table-cell>
          <table:table-cell table:formula="of:=(((([.$A5]-[.C$1])/10)^1.5)*[.$C$18])" office:value-type="float" office:value="1.4142135623731">
            <text:p>1,41</text:p>
          </table:table-cell>
          <table:table-cell table:formula="of:=(((([.$A5]-[.D$1])/10)^1.5)*[.$C$18])" office:value-type="float" office:value="0.5">
            <text:p>0,50</text:p>
          </table:table-cell>
          <table:table-cell table:formula="of:=(((([.$A5]-[.E$1])/10)^1.5)*[.$C$18])" office:value-type="float" office:value="0">
            <text:p>0,00</text:p>
          </table:table-cell>
          <table:table-cell table:formula="of:=(((([.$A5]-[.F$1])/10)^1.5)*[.$C$18])" office:value-type="float" office:value="0">
            <text:p>#VÆRDI!</text:p>
          </table:table-cell>
          <table:table-cell table:formula="of:=(((([.$A5]-[.G$1])/10)^1.5)*[.$C$18])" office:value-type="float" office:value="0">
            <text:p>#VÆRDI!</text:p>
          </table:table-cell>
          <table:table-cell table:formula="of:=(((([.$A5]-[.H$1])/10)^1.5)*[.$C$18])" office:value-type="float" office:value="0">
            <text:p>#VÆRDI!</text:p>
          </table:table-cell>
          <table:table-cell table:formula="of:=(((([.$A5]-[.I$1])/10)^1.5)*[.$C$18])" office:value-type="float" office:value="0">
            <text:p>#VÆRDI!</text:p>
          </table:table-cell>
          <table:table-cell table:formula="of:=(((([.$A5]-[.J$1])/10)^1.5)*[.$C$18])" office:value-type="float" office:value="0">
            <text:p>#VÆRDI!</text:p>
          </table:table-cell>
          <table:table-cell table:formula="of:=(((([.$A5]-[.K$1])/10)^1.5)*[.$C$18])" office:value-type="float" office:value="0">
            <text:p>#VÆRDI!</text:p>
          </table:table-cell>
          <table:table-cell table:formula="of:=(((([.$A5]-[.L$1])/10)^1.5)*[.$C$18])" office:value-type="float" office:value="0">
            <text:p>#VÆRDI!</text:p>
          </table:table-cell>
          <table:table-cell table:formula="of:=(((([.$A5]-[.M$1])/10)^1.5)*[.$C$18])" office:value-type="float" office:value="0">
            <text:p>#VÆRDI!</text:p>
          </table:table-cell>
          <table:table-cell table:formula="of:=(((([.$A5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(((([.$A6]-[.B$1])/10)^1.5)*[.$C$18])" office:value-type="float" office:value="4">
            <text:p>4,00</text:p>
          </table:table-cell>
          <table:table-cell table:formula="of:=(((([.$A6]-[.C$1])/10)^1.5)*[.$C$18])" office:value-type="float" office:value="2.59807621135332">
            <text:p>2,60</text:p>
          </table:table-cell>
          <table:table-cell table:formula="of:=(((([.$A6]-[.D$1])/10)^1.5)*[.$C$18])" office:value-type="float" office:value="1.4142135623731">
            <text:p>1,41</text:p>
          </table:table-cell>
          <table:table-cell table:formula="of:=(((([.$A6]-[.E$1])/10)^1.5)*[.$C$18])" office:value-type="float" office:value="0.5">
            <text:p>0,50</text:p>
          </table:table-cell>
          <table:table-cell table:formula="of:=(((([.$A6]-[.F$1])/10)^1.5)*[.$C$18])" office:value-type="float" office:value="0">
            <text:p>0,00</text:p>
          </table:table-cell>
          <table:table-cell table:formula="of:=(((([.$A6]-[.G$1])/10)^1.5)*[.$C$18])" office:value-type="float" office:value="0">
            <text:p>#VÆRDI!</text:p>
          </table:table-cell>
          <table:table-cell table:formula="of:=(((([.$A6]-[.H$1])/10)^1.5)*[.$C$18])" office:value-type="float" office:value="0">
            <text:p>#VÆRDI!</text:p>
          </table:table-cell>
          <table:table-cell table:formula="of:=(((([.$A6]-[.I$1])/10)^1.5)*[.$C$18])" office:value-type="float" office:value="0">
            <text:p>#VÆRDI!</text:p>
          </table:table-cell>
          <table:table-cell table:formula="of:=(((([.$A6]-[.J$1])/10)^1.5)*[.$C$18])" office:value-type="float" office:value="0">
            <text:p>#VÆRDI!</text:p>
          </table:table-cell>
          <table:table-cell table:formula="of:=(((([.$A6]-[.K$1])/10)^1.5)*[.$C$18])" office:value-type="float" office:value="0">
            <text:p>#VÆRDI!</text:p>
          </table:table-cell>
          <table:table-cell table:formula="of:=(((([.$A6]-[.L$1])/10)^1.5)*[.$C$18])" office:value-type="float" office:value="0">
            <text:p>#VÆRDI!</text:p>
          </table:table-cell>
          <table:table-cell table:formula="of:=(((([.$A6]-[.M$1])/10)^1.5)*[.$C$18])" office:value-type="float" office:value="0">
            <text:p>#VÆRDI!</text:p>
          </table:table-cell>
          <table:table-cell table:formula="of:=(((([.$A6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(((([.$A7]-[.B$1])/10)^1.5)*[.$C$18])" office:value-type="float" office:value="5.59016994374947">
            <text:p>5,59</text:p>
          </table:table-cell>
          <table:table-cell table:formula="of:=(((([.$A7]-[.C$1])/10)^1.5)*[.$C$18])" office:value-type="float" office:value="4">
            <text:p>4,00</text:p>
          </table:table-cell>
          <table:table-cell table:formula="of:=(((([.$A7]-[.D$1])/10)^1.5)*[.$C$18])" office:value-type="float" office:value="2.59807621135332">
            <text:p>2,60</text:p>
          </table:table-cell>
          <table:table-cell table:formula="of:=(((([.$A7]-[.E$1])/10)^1.5)*[.$C$18])" office:value-type="float" office:value="1.4142135623731">
            <text:p>1,41</text:p>
          </table:table-cell>
          <table:table-cell table:formula="of:=(((([.$A7]-[.F$1])/10)^1.5)*[.$C$18])" office:value-type="float" office:value="0.5">
            <text:p>0,50</text:p>
          </table:table-cell>
          <table:table-cell table:formula="of:=(((([.$A7]-[.G$1])/10)^1.5)*[.$C$18])" office:value-type="float" office:value="0">
            <text:p>0,00</text:p>
          </table:table-cell>
          <table:table-cell table:formula="of:=(((([.$A7]-[.H$1])/10)^1.5)*[.$C$18])" office:value-type="float" office:value="0">
            <text:p>#VÆRDI!</text:p>
          </table:table-cell>
          <table:table-cell table:formula="of:=(((([.$A7]-[.I$1])/10)^1.5)*[.$C$18])" office:value-type="float" office:value="0">
            <text:p>#VÆRDI!</text:p>
          </table:table-cell>
          <table:table-cell table:formula="of:=(((([.$A7]-[.J$1])/10)^1.5)*[.$C$18])" office:value-type="float" office:value="0">
            <text:p>#VÆRDI!</text:p>
          </table:table-cell>
          <table:table-cell table:formula="of:=(((([.$A7]-[.K$1])/10)^1.5)*[.$C$18])" office:value-type="float" office:value="0">
            <text:p>#VÆRDI!</text:p>
          </table:table-cell>
          <table:table-cell table:formula="of:=(((([.$A7]-[.L$1])/10)^1.5)*[.$C$18])" office:value-type="float" office:value="0">
            <text:p>#VÆRDI!</text:p>
          </table:table-cell>
          <table:table-cell table:formula="of:=(((([.$A7]-[.M$1])/10)^1.5)*[.$C$18])" office:value-type="float" office:value="0">
            <text:p>#VÆRDI!</text:p>
          </table:table-cell>
          <table:table-cell table:formula="of:=(((([.$A7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(((([.$A8]-[.B$1])/10)^1.5)*[.$C$18])" office:value-type="float" office:value="7.34846922834953">
            <text:p>7,35</text:p>
          </table:table-cell>
          <table:table-cell table:formula="of:=(((([.$A8]-[.C$1])/10)^1.5)*[.$C$18])" office:value-type="float" office:value="5.59016994374947">
            <text:p>5,59</text:p>
          </table:table-cell>
          <table:table-cell table:formula="of:=(((([.$A8]-[.D$1])/10)^1.5)*[.$C$18])" office:value-type="float" office:value="4">
            <text:p>4,00</text:p>
          </table:table-cell>
          <table:table-cell table:formula="of:=(((([.$A8]-[.E$1])/10)^1.5)*[.$C$18])" office:value-type="float" office:value="2.59807621135332">
            <text:p>2,60</text:p>
          </table:table-cell>
          <table:table-cell table:formula="of:=(((([.$A8]-[.F$1])/10)^1.5)*[.$C$18])" office:value-type="float" office:value="1.4142135623731">
            <text:p>1,41</text:p>
          </table:table-cell>
          <table:table-cell table:formula="of:=(((([.$A8]-[.G$1])/10)^1.5)*[.$C$18])" office:value-type="float" office:value="0.5">
            <text:p>0,50</text:p>
          </table:table-cell>
          <table:table-cell table:formula="of:=(((([.$A8]-[.H$1])/10)^1.5)*[.$C$18])" office:value-type="float" office:value="0">
            <text:p>0,00</text:p>
          </table:table-cell>
          <table:table-cell table:formula="of:=(((([.$A8]-[.I$1])/10)^1.5)*[.$C$18])" office:value-type="float" office:value="0">
            <text:p>#VÆRDI!</text:p>
          </table:table-cell>
          <table:table-cell table:formula="of:=(((([.$A8]-[.J$1])/10)^1.5)*[.$C$18])" office:value-type="float" office:value="0">
            <text:p>#VÆRDI!</text:p>
          </table:table-cell>
          <table:table-cell table:formula="of:=(((([.$A8]-[.K$1])/10)^1.5)*[.$C$18])" office:value-type="float" office:value="0">
            <text:p>#VÆRDI!</text:p>
          </table:table-cell>
          <table:table-cell table:formula="of:=(((([.$A8]-[.L$1])/10)^1.5)*[.$C$18])" office:value-type="float" office:value="0">
            <text:p>#VÆRDI!</text:p>
          </table:table-cell>
          <table:table-cell table:formula="of:=(((([.$A8]-[.M$1])/10)^1.5)*[.$C$18])" office:value-type="float" office:value="0">
            <text:p>#VÆRDI!</text:p>
          </table:table-cell>
          <table:table-cell table:formula="of:=(((([.$A8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(((([.$A9]-[.B$1])/10)^1.5)*[.$C$18])" office:value-type="float" office:value="9.26012958872607">
            <text:p>9,26</text:p>
          </table:table-cell>
          <table:table-cell table:formula="of:=(((([.$A9]-[.C$1])/10)^1.5)*[.$C$18])" office:value-type="float" office:value="7.34846922834953">
            <text:p>7,35</text:p>
          </table:table-cell>
          <table:table-cell table:formula="of:=(((([.$A9]-[.D$1])/10)^1.5)*[.$C$18])" office:value-type="float" office:value="5.59016994374947">
            <text:p>5,59</text:p>
          </table:table-cell>
          <table:table-cell table:formula="of:=(((([.$A9]-[.E$1])/10)^1.5)*[.$C$18])" office:value-type="float" office:value="4">
            <text:p>4,00</text:p>
          </table:table-cell>
          <table:table-cell table:formula="of:=(((([.$A9]-[.F$1])/10)^1.5)*[.$C$18])" office:value-type="float" office:value="2.59807621135332">
            <text:p>2,60</text:p>
          </table:table-cell>
          <table:table-cell table:formula="of:=(((([.$A9]-[.G$1])/10)^1.5)*[.$C$18])" office:value-type="float" office:value="1.4142135623731">
            <text:p>1,41</text:p>
          </table:table-cell>
          <table:table-cell table:formula="of:=(((([.$A9]-[.H$1])/10)^1.5)*[.$C$18])" office:value-type="float" office:value="0.5">
            <text:p>0,50</text:p>
          </table:table-cell>
          <table:table-cell table:formula="of:=(((([.$A9]-[.I$1])/10)^1.5)*[.$C$18])" office:value-type="float" office:value="0">
            <text:p>0,00</text:p>
          </table:table-cell>
          <table:table-cell table:formula="of:=(((([.$A9]-[.J$1])/10)^1.5)*[.$C$18])" office:value-type="float" office:value="0">
            <text:p>#VÆRDI!</text:p>
          </table:table-cell>
          <table:table-cell table:formula="of:=(((([.$A9]-[.K$1])/10)^1.5)*[.$C$18])" office:value-type="float" office:value="0">
            <text:p>#VÆRDI!</text:p>
          </table:table-cell>
          <table:table-cell table:formula="of:=(((([.$A9]-[.L$1])/10)^1.5)*[.$C$18])" office:value-type="float" office:value="0">
            <text:p>#VÆRDI!</text:p>
          </table:table-cell>
          <table:table-cell table:formula="of:=(((([.$A9]-[.M$1])/10)^1.5)*[.$C$18])" office:value-type="float" office:value="0">
            <text:p>#VÆRDI!</text:p>
          </table:table-cell>
          <table:table-cell table:formula="of:=(((([.$A9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(((([.$A10]-[.B$1])/10)^1.5)*[.$C$18])" office:value-type="float" office:value="11.3137084989848">
            <text:p>11,31</text:p>
          </table:table-cell>
          <table:table-cell table:formula="of:=(((([.$A10]-[.C$1])/10)^1.5)*[.$C$18])" office:value-type="float" office:value="9.26012958872607">
            <text:p>9,26</text:p>
          </table:table-cell>
          <table:table-cell table:formula="of:=(((([.$A10]-[.D$1])/10)^1.5)*[.$C$18])" office:value-type="float" office:value="7.34846922834953">
            <text:p>7,35</text:p>
          </table:table-cell>
          <table:table-cell table:formula="of:=(((([.$A10]-[.E$1])/10)^1.5)*[.$C$18])" office:value-type="float" office:value="5.59016994374947">
            <text:p>5,59</text:p>
          </table:table-cell>
          <table:table-cell table:formula="of:=(((([.$A10]-[.F$1])/10)^1.5)*[.$C$18])" office:value-type="float" office:value="4">
            <text:p>4,00</text:p>
          </table:table-cell>
          <table:table-cell table:formula="of:=(((([.$A10]-[.G$1])/10)^1.5)*[.$C$18])" office:value-type="float" office:value="2.59807621135332">
            <text:p>2,60</text:p>
          </table:table-cell>
          <table:table-cell table:formula="of:=(((([.$A10]-[.H$1])/10)^1.5)*[.$C$18])" office:value-type="float" office:value="1.4142135623731">
            <text:p>1,41</text:p>
          </table:table-cell>
          <table:table-cell table:formula="of:=(((([.$A10]-[.I$1])/10)^1.5)*[.$C$18])" office:value-type="float" office:value="0.5">
            <text:p>0,50</text:p>
          </table:table-cell>
          <table:table-cell table:formula="of:=(((([.$A10]-[.J$1])/10)^1.5)*[.$C$18])" office:value-type="float" office:value="0">
            <text:p>0,00</text:p>
          </table:table-cell>
          <table:table-cell table:formula="of:=(((([.$A10]-[.K$1])/10)^1.5)*[.$C$18])" office:value-type="float" office:value="0">
            <text:p>#VÆRDI!</text:p>
          </table:table-cell>
          <table:table-cell table:formula="of:=(((([.$A10]-[.L$1])/10)^1.5)*[.$C$18])" office:value-type="float" office:value="0">
            <text:p>#VÆRDI!</text:p>
          </table:table-cell>
          <table:table-cell table:formula="of:=(((([.$A10]-[.M$1])/10)^1.5)*[.$C$18])" office:value-type="float" office:value="0">
            <text:p>#VÆRDI!</text:p>
          </table:table-cell>
          <table:table-cell table:formula="of:=(((([.$A10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(((([.$A11]-[.B$1])/10)^1.5)*[.$C$18])" office:value-type="float" office:value="13.5">
            <text:p>13,50</text:p>
          </table:table-cell>
          <table:table-cell table:formula="of:=(((([.$A11]-[.C$1])/10)^1.5)*[.$C$18])" office:value-type="float" office:value="11.3137084989848">
            <text:p>11,31</text:p>
          </table:table-cell>
          <table:table-cell table:formula="of:=(((([.$A11]-[.D$1])/10)^1.5)*[.$C$18])" office:value-type="float" office:value="9.26012958872607">
            <text:p>9,26</text:p>
          </table:table-cell>
          <table:table-cell table:formula="of:=(((([.$A11]-[.E$1])/10)^1.5)*[.$C$18])" office:value-type="float" office:value="7.34846922834953">
            <text:p>7,35</text:p>
          </table:table-cell>
          <table:table-cell table:formula="of:=(((([.$A11]-[.F$1])/10)^1.5)*[.$C$18])" office:value-type="float" office:value="5.59016994374947">
            <text:p>5,59</text:p>
          </table:table-cell>
          <table:table-cell table:formula="of:=(((([.$A11]-[.G$1])/10)^1.5)*[.$C$18])" office:value-type="float" office:value="4">
            <text:p>4,00</text:p>
          </table:table-cell>
          <table:table-cell table:formula="of:=(((([.$A11]-[.H$1])/10)^1.5)*[.$C$18])" office:value-type="float" office:value="2.59807621135332">
            <text:p>2,60</text:p>
          </table:table-cell>
          <table:table-cell table:formula="of:=(((([.$A11]-[.I$1])/10)^1.5)*[.$C$18])" office:value-type="float" office:value="1.4142135623731">
            <text:p>1,41</text:p>
          </table:table-cell>
          <table:table-cell table:formula="of:=(((([.$A11]-[.J$1])/10)^1.5)*[.$C$18])" office:value-type="float" office:value="0.5">
            <text:p>0,50</text:p>
          </table:table-cell>
          <table:table-cell table:formula="of:=(((([.$A11]-[.K$1])/10)^1.5)*[.$C$18])" office:value-type="float" office:value="0">
            <text:p>0,00</text:p>
          </table:table-cell>
          <table:table-cell table:formula="of:=(((([.$A11]-[.L$1])/10)^1.5)*[.$C$18])" office:value-type="float" office:value="0">
            <text:p>#VÆRDI!</text:p>
          </table:table-cell>
          <table:table-cell table:formula="of:=(((([.$A11]-[.M$1])/10)^1.5)*[.$C$18])" office:value-type="float" office:value="0">
            <text:p>#VÆRDI!</text:p>
          </table:table-cell>
          <table:table-cell table:formula="of:=(((([.$A11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(((([.$A12]-[.B$1])/10)^1.5)*[.$C$18])" office:value-type="float" office:value="15.8113883008419">
            <text:p>15,81</text:p>
          </table:table-cell>
          <table:table-cell table:formula="of:=(((([.$A12]-[.C$1])/10)^1.5)*[.$C$18])" office:value-type="float" office:value="13.5">
            <text:p>13,50</text:p>
          </table:table-cell>
          <table:table-cell table:formula="of:=(((([.$A12]-[.D$1])/10)^1.5)*[.$C$18])" office:value-type="float" office:value="11.3137084989848">
            <text:p>11,31</text:p>
          </table:table-cell>
          <table:table-cell table:formula="of:=(((([.$A12]-[.E$1])/10)^1.5)*[.$C$18])" office:value-type="float" office:value="9.26012958872607">
            <text:p>9,26</text:p>
          </table:table-cell>
          <table:table-cell table:formula="of:=(((([.$A12]-[.F$1])/10)^1.5)*[.$C$18])" office:value-type="float" office:value="7.34846922834953">
            <text:p>7,35</text:p>
          </table:table-cell>
          <table:table-cell table:formula="of:=(((([.$A12]-[.G$1])/10)^1.5)*[.$C$18])" office:value-type="float" office:value="5.59016994374947">
            <text:p>5,59</text:p>
          </table:table-cell>
          <table:table-cell table:formula="of:=(((([.$A12]-[.H$1])/10)^1.5)*[.$C$18])" office:value-type="float" office:value="4">
            <text:p>4,00</text:p>
          </table:table-cell>
          <table:table-cell table:formula="of:=(((([.$A12]-[.I$1])/10)^1.5)*[.$C$18])" office:value-type="float" office:value="2.59807621135332">
            <text:p>2,60</text:p>
          </table:table-cell>
          <table:table-cell table:formula="of:=(((([.$A12]-[.J$1])/10)^1.5)*[.$C$18])" office:value-type="float" office:value="1.4142135623731">
            <text:p>1,41</text:p>
          </table:table-cell>
          <table:table-cell table:formula="of:=(((([.$A12]-[.K$1])/10)^1.5)*[.$C$18])" office:value-type="float" office:value="0.5">
            <text:p>0,50</text:p>
          </table:table-cell>
          <table:table-cell table:formula="of:=(((([.$A12]-[.L$1])/10)^1.5)*[.$C$18])" office:value-type="float" office:value="0">
            <text:p>0,00</text:p>
          </table:table-cell>
          <table:table-cell table:formula="of:=(((([.$A12]-[.M$1])/10)^1.5)*[.$C$18])" office:value-type="float" office:value="0">
            <text:p>#VÆRDI!</text:p>
          </table:table-cell>
          <table:table-cell table:formula="of:=(((([.$A12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(((([.$A13]-[.B$1])/10)^1.5)*[.$C$18])" office:value-type="float" office:value="18.2414363469547">
            <text:p>18,24</text:p>
          </table:table-cell>
          <table:table-cell table:formula="of:=(((([.$A13]-[.C$1])/10)^1.5)*[.$C$18])" office:value-type="float" office:value="15.8113883008419">
            <text:p>15,81</text:p>
          </table:table-cell>
          <table:table-cell table:formula="of:=(((([.$A13]-[.D$1])/10)^1.5)*[.$C$18])" office:value-type="float" office:value="13.5">
            <text:p>13,50</text:p>
          </table:table-cell>
          <table:table-cell table:formula="of:=(((([.$A13]-[.E$1])/10)^1.5)*[.$C$18])" office:value-type="float" office:value="11.3137084989848">
            <text:p>11,31</text:p>
          </table:table-cell>
          <table:table-cell table:formula="of:=(((([.$A13]-[.F$1])/10)^1.5)*[.$C$18])" office:value-type="float" office:value="9.26012958872607">
            <text:p>9,26</text:p>
          </table:table-cell>
          <table:table-cell table:formula="of:=(((([.$A13]-[.G$1])/10)^1.5)*[.$C$18])" office:value-type="float" office:value="7.34846922834953">
            <text:p>7,35</text:p>
          </table:table-cell>
          <table:table-cell table:formula="of:=(((([.$A13]-[.H$1])/10)^1.5)*[.$C$18])" office:value-type="float" office:value="5.59016994374947">
            <text:p>5,59</text:p>
          </table:table-cell>
          <table:table-cell table:formula="of:=(((([.$A13]-[.I$1])/10)^1.5)*[.$C$18])" office:value-type="float" office:value="4">
            <text:p>4,00</text:p>
          </table:table-cell>
          <table:table-cell table:formula="of:=(((([.$A13]-[.J$1])/10)^1.5)*[.$C$18])" office:value-type="float" office:value="2.59807621135332">
            <text:p>2,60</text:p>
          </table:table-cell>
          <table:table-cell table:formula="of:=(((([.$A13]-[.K$1])/10)^1.5)*[.$C$18])" office:value-type="float" office:value="1.4142135623731">
            <text:p>1,41</text:p>
          </table:table-cell>
          <table:table-cell table:formula="of:=(((([.$A13]-[.L$1])/10)^1.5)*[.$C$18])" office:value-type="float" office:value="0.5">
            <text:p>0,50</text:p>
          </table:table-cell>
          <table:table-cell table:formula="of:=(((([.$A13]-[.M$1])/10)^1.5)*[.$C$18])" office:value-type="float" office:value="0">
            <text:p>0,00</text:p>
          </table:table-cell>
          <table:table-cell table:formula="of:=(((([.$A13]-[.N$1])/10)^1.5)*[.$C$18])" office:value-type="float" office:value="0">
            <text:p>#VÆRDI!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(((([.$A14]-[.B$1])/10)^1.5)*[.$C$18])" office:value-type="float" office:value="20.7846096908265">
            <text:p>20,78</text:p>
          </table:table-cell>
          <table:table-cell table:formula="of:=(((([.$A14]-[.C$1])/10)^1.5)*[.$C$18])" office:value-type="float" office:value="18.2414363469547">
            <text:p>18,24</text:p>
          </table:table-cell>
          <table:table-cell table:formula="of:=(((([.$A14]-[.D$1])/10)^1.5)*[.$C$18])" office:value-type="float" office:value="15.8113883008419">
            <text:p>15,81</text:p>
          </table:table-cell>
          <table:table-cell table:formula="of:=(((([.$A14]-[.E$1])/10)^1.5)*[.$C$18])" office:value-type="float" office:value="13.5">
            <text:p>13,50</text:p>
          </table:table-cell>
          <table:table-cell table:formula="of:=(((([.$A14]-[.F$1])/10)^1.5)*[.$C$18])" office:value-type="float" office:value="11.3137084989848">
            <text:p>11,31</text:p>
          </table:table-cell>
          <table:table-cell table:formula="of:=(((([.$A14]-[.G$1])/10)^1.5)*[.$C$18])" office:value-type="float" office:value="9.26012958872607">
            <text:p>9,26</text:p>
          </table:table-cell>
          <table:table-cell table:formula="of:=(((([.$A14]-[.H$1])/10)^1.5)*[.$C$18])" office:value-type="float" office:value="7.34846922834953">
            <text:p>7,35</text:p>
          </table:table-cell>
          <table:table-cell table:formula="of:=(((([.$A14]-[.I$1])/10)^1.5)*[.$C$18])" office:value-type="float" office:value="5.59016994374947">
            <text:p>5,59</text:p>
          </table:table-cell>
          <table:table-cell table:formula="of:=(((([.$A14]-[.J$1])/10)^1.5)*[.$C$18])" office:value-type="float" office:value="4">
            <text:p>4,00</text:p>
          </table:table-cell>
          <table:table-cell table:formula="of:=(((([.$A14]-[.K$1])/10)^1.5)*[.$C$18])" office:value-type="float" office:value="2.59807621135332">
            <text:p>2,60</text:p>
          </table:table-cell>
          <table:table-cell table:formula="of:=(((([.$A14]-[.L$1])/10)^1.5)*[.$C$18])" office:value-type="float" office:value="1.4142135623731">
            <text:p>1,41</text:p>
          </table:table-cell>
          <table:table-cell table:formula="of:=(((([.$A14]-[.M$1])/10)^1.5)*[.$C$18])" office:value-type="float" office:value="0.5">
            <text:p>0,50</text:p>
          </table:table-cell>
          <table:table-cell table:formula="of:=(((([.$A14]-[.N$1])/10)^1.5)*[.$C$18])" office:value-type="float" office:value="0">
            <text:p>0,00</text:p>
          </table:table-cell>
        </table:table-row>
        <table:table-row table:style-name="ro1" table:number-rows-repeated="2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 office:value-type="string">
            <text:p>sec</text:p>
          </table:table-cell>
          <table:table-cell table:style-name="Default" office:value-type="string">
            <text:p>mod</text:p>
          </table:table-cell>
          <table:table-cell table:style-name="Default" table:number-columns-repeated="11"/>
        </table:table-row>
        <table:table-row table:style-name="ro1">
          <table:table-cell office:value-type="string">
            <text:p>cd</text:p>
          </table:table-cell>
          <table:table-cell table:style-name="Default" office:value-type="float" office:value="5">
            <text:p>5</text:p>
          </table:table-cell>
          <table:table-cell table:style-name="Default" table:formula="of:=[.B18]/10" office:value-type="float" office:value="0.5">
            <text:p>0,5</text:p>
          </table:table-cell>
          <table:table-cell table:style-name="Default"/>
          <table:table-cell table:style-name="Default" table:formula="of:=120*(1-0.2)" office:value-type="float" office:value="96">
            <text:p>96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formula="of:=[.B18]*25" office:value-type="float" office:value="125">
            <text:p>125</text:p>
          </table:table-cell>
          <table:table-cell table:style-name="Default" table:formula="of:=[.B19]/(125)" office:value-type="float" office:value="1">
            <text:p>1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/>
          <table:table-cell table:style-name="Default" table:formula="of:=700*25" office:value-type="float" office:value="17500">
            <text:p>17500</text:p>
          </table:table-cell>
          <table:table-cell table:style-name="Default" table:number-columns-repeated="11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hostile sig</text:p>
          </table:table-cell>
          <table:table-cell table:number-columns-repeated="13"/>
        </table:table-row>
        <table:table-row table:style-name="ro1">
          <table:table-cell office:value-type="float" office:value="70">
            <text:p>7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ig</text:p>
          </table:table-cell>
          <table:table-cell office:value-type="string">
            <text:p>fit</text:p>
          </table:table-cell>
          <table:table-cell table:style-name="Default" office:value-type="string">
            <text:p>cd</text:p>
          </table:table-cell>
          <table:table-cell table:style-name="ce2" office:value-type="string">
            <text:p>realCd</text:p>
          </table:table-cell>
          <table:table-cell office:value-type="string">
            <text:p>dmg min</text:p>
          </table:table-cell>
          <table:table-cell office:value-type="string">
            <text:p>dmg max</text:p>
          </table:table-cell>
          <table:table-cell office:value-type="string">
            <text:p>Energy cost</text:p>
          </table:table-cell>
          <table:table-cell/>
          <table:table-cell office:value-type="string">
            <text:p>Dmgavg </text:p>
          </table:table-cell>
          <table:table-cell office:value-type="string">
            <text:p>dmg/prEnergy</text:p>
          </table:table-cell>
          <table:table-cell/>
          <table:table-cell office:value-type="string">
            <text:p>dps</text:p>
          </table:table-cell>
          <table:table-cell office:value-type="string">
            <text:p>dps/fit</text:p>
          </table:table-cell>
        </table:table-row>
        <table:table-row table:style-name="ro1">
          <table:table-cell office:value-type="string">
            <text:p>Laser I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style-name="Default" office:value-type="float" office:value="40">
            <text:p>40</text:p>
          </table:table-cell>
          <table:table-cell table:style-name="ce2" table:formula="of:=IF([.B4]&gt;[.$A$2];[.D4]+(((([.B4]-[.$A$2])/10)^1.5)*[.D4]/10);[.D4])" office:value-type="float" office:value="40">
            <text:p>40,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table:formula="of:=([.F4]+[.G4])/2" office:value-type="float" office:value="6.5">
            <text:p>6,5</text:p>
          </table:table-cell>
          <table:table-cell table:formula="of:=[.J4]/[.H4]" office:value-type="float" office:value="0.40625">
            <text:p>0,40625</text:p>
          </table:table-cell>
          <table:table-cell/>
          <table:table-cell table:style-name="ce2" table:formula="of:=[.J4]/[.E4]" office:value-type="float" office:value="0.1625">
            <text:p>0,16</text:p>
          </table:table-cell>
          <table:table-cell table:style-name="ce2" table:formula="of:=([.M4]/[.C4])*1000" office:value-type="float" office:value="1.625">
            <text:p>1,63</text:p>
          </table:table-cell>
        </table:table-row>
        <table:table-row table:style-name="ro1">
          <table:table-cell office:value-type="string">
            <text:p>Laser II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table:style-name="Default" office:value-type="float" office:value="60">
            <text:p>60</text:p>
          </table:table-cell>
          <table:table-cell table:style-name="ce2" table:formula="of:=IF([.B5]&gt;[.$A$2];[.D5]+(((([.B5]-[.$A$2])/10)^1.5)*[.D5]/10);[.D5])" office:value-type="float" office:value="66">
            <text:p>66,0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/>
          <table:table-cell table:formula="of:=([.F5]+[.G5])/2" office:value-type="float" office:value="17.5">
            <text:p>17,5</text:p>
          </table:table-cell>
          <table:table-cell table:formula="of:=[.J5]/[.H5]" office:value-type="float" office:value="0.35">
            <text:p>0,35</text:p>
          </table:table-cell>
          <table:table-cell/>
          <table:table-cell table:style-name="ce2" table:formula="of:=[.J5]/[.E5]" office:value-type="float" office:value="0.265151515151515">
            <text:p>0,27</text:p>
          </table:table-cell>
          <table:table-cell table:style-name="ce2" table:formula="of:=([.M5]/[.C5])*1000" office:value-type="float" office:value="1.32575757575758">
            <text:p>1,33</text:p>
          </table:table-cell>
        </table:table-row>
        <table:table-row table:style-name="ro1">
          <table:table-cell office:value-type="string">
            <text:p>Laser III</text:p>
          </table:table-cell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table:style-name="Default" office:value-type="float" office:value="120">
            <text:p>120</text:p>
          </table:table-cell>
          <table:table-cell table:style-name="ce2" table:formula="of:=IF([.B6]&gt;[.$A$2];[.D6]+(((([.B6]-[.$A$2])/10)^1.5)*[.D6]/10);[.D6])" office:value-type="float" office:value="254.164078649987">
            <text:p>254,16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/>
          <table:table-cell table:formula="of:=([.F6]+[.G6])/2" office:value-type="float" office:value="80">
            <text:p>80</text:p>
          </table:table-cell>
          <table:table-cell table:formula="of:=[.J6]/[.H6]" office:value-type="float" office:value="0.4">
            <text:p>0,4</text:p>
          </table:table-cell>
          <table:table-cell/>
          <table:table-cell table:style-name="ce2" table:formula="of:=[.J6]/[.E6]" office:value-type="float" office:value="0.314757303333053">
            <text:p>0,31</text:p>
          </table:table-cell>
          <table:table-cell table:style-name="ce2" table:formula="of:=([.M6]/[.C6])*1000" office:value-type="float" office:value="0.786893258332632">
            <text:p>0,79</text:p>
          </table:table-cell>
        </table:table-row>
        <table:table-row table:style-name="ro1">
          <table:table-cell office:value-type="string">
            <text:p>Gatling Laser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50">
            <text:p>50,00</text:p>
          </table:table-cell>
          <table:table-cell table:style-name="ce2" table:formula="of:=IF([.B7]&gt;[.$A$2];[.D7]+(((([.B7]-[.$A$2])/10)^1.5)*[.D7]/10);[.D7])" office:value-type="float" office:value="50">
            <text:p>50,0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/>
          <table:table-cell table:formula="of:=([.F7]+[.G7])/2" office:value-type="float" office:value="20">
            <text:p>20</text:p>
          </table:table-cell>
          <table:table-cell table:formula="of:=[.J7]/[.H7]" office:value-type="float" office:value="0.4">
            <text:p>0,4</text:p>
          </table:table-cell>
          <table:table-cell table:style-name="ce2"/>
          <table:table-cell table:style-name="ce2" table:formula="of:=[.J7]/[.E7]" office:value-type="float" office:value="0.4">
            <text:p>0,40</text:p>
          </table:table-cell>
          <table:table-cell table:style-name="ce2" table:formula="of:=([.M7]/[.C7])*1000" office:value-type="float" office:value="1.33333333333333">
            <text:p>1,33</text:p>
          </table:table-cell>
        </table:table-row>
        <table:table-row table:style-name="ro1">
          <table:table-cell office:value-type="string">
            <text:p>Fusion Gun</text:p>
          </table:table-cell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  <table:table-cell office:value-type="float" office:value="30">
            <text:p>30,00</text:p>
          </table:table-cell>
          <table:table-cell table:style-name="ce2" table:formula="of:=IF([.B8]&gt;[.$A$2];[.D8]+(((([.B8]-[.$A$2])/10)^1.5)*[.D8]/10);[.D8])" office:value-type="float" office:value="30">
            <text:p>30,0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  <table:table-cell table:formula="of:=([.F8]+[.G8])/2" office:value-type="float" office:value="23">
            <text:p>23</text:p>
          </table:table-cell>
          <table:table-cell table:formula="of:=[.J8]/[.H8]" office:value-type="float" office:value="3.83333333333333">
            <text:p>3,8333333333</text:p>
          </table:table-cell>
          <table:table-cell table:style-name="ce2"/>
          <table:table-cell table:style-name="ce2" table:formula="of:=[.J8]/[.E8]" office:value-type="float" office:value="0.766666666666667">
            <text:p>0,77</text:p>
          </table:table-cell>
          <table:table-cell table:style-name="ce2" table:formula="of:=([.M8]/[.C8])*1000" office:value-type="float" office:value="1.91666666666667">
            <text:p>1,92</text:p>
          </table:table-cell>
        </table:table-row>
        <table:table-row table:style-name="ro1">
          <table:table-cell office:value-type="string">
            <text:p>IonGun</text:p>
          </table:table-cell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50">
            <text:p>50,00</text:p>
          </table:table-cell>
          <table:table-cell table:style-name="ce2" table:formula="of:=IF([.B9]&gt;[.$A$2];[.D9]+(((([.B9]-[.$A$2])/10)^1.5)*[.D9]/10);[.D9])" office:value-type="float" office:value="105.901699437495">
            <text:p>105,9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table:formula="of:=([.F9]+[.G9])/2" office:value-type="float" office:value="85">
            <text:p>85</text:p>
          </table:table-cell>
          <table:table-cell table:formula="of:=[.J9]/[.H9]" office:value-type="float" office:value="0.85">
            <text:p>0,85</text:p>
          </table:table-cell>
          <table:table-cell table:style-name="ce2"/>
          <table:table-cell table:style-name="ce2" table:formula="of:=[.J9]/[.E9]" office:value-type="float" office:value="0.802631123499285">
            <text:p>0,80</text:p>
          </table:table-cell>
          <table:table-cell table:style-name="ce2" table:formula="of:=([.M9]/[.C9])*1000" office:value-type="float" office:value="1.60526224699857">
            <text:p>1,61</text:p>
          </table:table-cell>
        </table:table-row>
        <table:table-row table:style-name="ro1">
          <table:table-cell office:value-type="string">
            <text:p>PlasmaGun</text:p>
          </table:table-cell>
          <table:table-cell office:value-type="float" office:value="140">
            <text:p>140</text:p>
          </table:table-cell>
          <table:table-cell office:value-type="float" office:value="600">
            <text:p>600</text:p>
          </table:table-cell>
          <table:table-cell office:value-type="float" office:value="160">
            <text:p>160,00</text:p>
          </table:table-cell>
          <table:table-cell table:style-name="ce2" table:formula="of:=IF([.B10]&gt;[.$A$2];[.D10]+(((([.B10]-[.$A$2])/10)^1.5)*[.D10]/10);[.D10])" office:value-type="float" office:value="456.324146839234">
            <text:p>456,32</text:p>
          </table:table-cell>
          <table:table-cell office:value-type="float" office:value="180">
            <text:p>180</text:p>
          </table:table-cell>
          <table:table-cell office:value-type="float" office:value="230">
            <text:p>230</text:p>
          </table:table-cell>
          <table:table-cell office:value-type="float" office:value="140">
            <text:p>140</text:p>
          </table:table-cell>
          <table:table-cell/>
          <table:table-cell table:formula="of:=([.F10]+[.G10])/2" office:value-type="float" office:value="205">
            <text:p>205</text:p>
          </table:table-cell>
          <table:table-cell table:formula="of:=[.J10]/[.H10]" office:value-type="float" office:value="1.46428571428571">
            <text:p>1,4642857143</text:p>
          </table:table-cell>
          <table:table-cell table:style-name="ce2"/>
          <table:table-cell table:style-name="ce2" table:formula="of:=[.J10]/[.E10]" office:value-type="float" office:value="0.449242060539529">
            <text:p>0,45</text:p>
          </table:table-cell>
          <table:table-cell table:style-name="ce2" table:formula="of:=([.M10]/[.C10])*1000" office:value-type="float" office:value="0.748736767565881">
            <text:p>0,75</text:p>
          </table:table-cell>
        </table:table-row>
        <table:table-row table:style-name="ro1">
          <table:table-cell office:value-type="string">
            <text:p>Missile1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0">
            <text:p>30,00</text:p>
          </table:table-cell>
          <table:table-cell table:style-name="ce2" table:formula="of:=IF([.B11]&gt;[.$A$2];[.D11]+(((([.B11]-[.$A$2])/10)^1.5)*[.D11]/10);[.D11])" office:value-type="float" office:value="30">
            <text:p>30,0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([.F11]+[.G11])/2" office:value-type="float" office:value="9.5">
            <text:p>9,5</text:p>
          </table:table-cell>
          <table:table-cell table:formula="of:=[.J11]/[.H11]" office:value-type="float" office:value="0">
            <text:p>#DIV/0!</text:p>
          </table:table-cell>
          <table:table-cell table:style-name="ce2"/>
          <table:table-cell table:style-name="ce2" table:formula="of:=[.J11]/[.E11]" office:value-type="float" office:value="0.316666666666667">
            <text:p>0,32</text:p>
          </table:table-cell>
          <table:table-cell table:style-name="ce2" table:formula="of:=([.M11]/[.C11])*1000" office:value-type="float" office:value="1.26666666666667">
            <text:p>1,27</text:p>
          </table:table-cell>
        </table:table-row>
        <table:table-row table:style-name="ro1">
          <table:table-cell office:value-type="string">
            <text:p>Torp1</text:p>
          </table:table-cell>
          <table:table-cell office:value-type="float" office:value="90">
            <text:p>90</text:p>
          </table:table-cell>
          <table:table-cell office:value-type="float" office:value="400">
            <text:p>400</text:p>
          </table:table-cell>
          <table:table-cell office:value-type="float" office:value="110">
            <text:p>110,00</text:p>
          </table:table-cell>
          <table:table-cell table:style-name="ce2" table:formula="of:=IF([.B12]&gt;[.$A$2];[.D12]+(((([.B12]-[.$A$2])/10)^1.5)*[.D12]/10);[.D12])" office:value-type="float" office:value="141.112698372208">
            <text:p>141,11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  <table:table-cell table:formula="of:=([.F12]+[.G12])/2" office:value-type="float" office:value="70">
            <text:p>70</text:p>
          </table:table-cell>
          <table:table-cell table:formula="of:=[.J12]/[.H12]" office:value-type="float" office:value="0">
            <text:p>#DIV/0!</text:p>
          </table:table-cell>
          <table:table-cell table:style-name="ce2"/>
          <table:table-cell table:style-name="ce2" table:formula="of:=[.J12]/[.E12]" office:value-type="float" office:value="0.496057412319928">
            <text:p>0,50</text:p>
          </table:table-cell>
          <table:table-cell table:style-name="ce2" table:formula="of:=([.M12]/[.C12])*1000" office:value-type="float" office:value="1.24014353079982">
            <text:p>1,24</text:p>
          </table:table-cell>
        </table:table-row>
        <table:table-row table:style-name="ro1">
          <table:table-cell office:value-type="string">
            <text:p>Rail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50">
            <text:p>50,00</text:p>
          </table:table-cell>
          <table:table-cell table:style-name="ce2" table:formula="of:=IF([.B13]&gt;[.$A$2];[.D13]+(((([.B13]-[.$A$2])/10)^1.5)*[.D13]/10);[.D13])" office:value-type="float" office:value="50">
            <text:p>50,0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([.F13]+[.G13])/2" office:value-type="float" office:value="7.5">
            <text:p>7,5</text:p>
          </table:table-cell>
          <table:table-cell table:formula="of:=[.J13]/[.H13]" office:value-type="float" office:value="0">
            <text:p>#DIV/0!</text:p>
          </table:table-cell>
          <table:table-cell table:style-name="ce2"/>
          <table:table-cell table:style-name="ce2" table:formula="of:=[.J13]/[.E13]" office:value-type="float" office:value="0.15">
            <text:p>0,15</text:p>
          </table:table-cell>
          <table:table-cell table:style-name="ce2" table:formula="of:=([.M13]/[.C13])*1000" office:value-type="float" office:value="1">
            <text:p>1,00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14]&gt;[.$A$2];[.D14]+(((([.B14]-[.$A$2])/10)^1.5)*[.D14]/10);[.D14])" office:value-type="float" office:value="0">
            <text:p>0,00</text:p>
          </table:table-cell>
          <table:table-cell table:number-columns-repeated="3"/>
          <table:table-cell/>
          <table:table-cell table:formula="of:=([.F14]+[.G14])/2" office:value-type="float" office:value="0">
            <text:p>0</text:p>
          </table:table-cell>
          <table:table-cell table:formula="of:=[.J14]/[.H14]" office:value-type="float" office:value="0">
            <text:p>#DIV/0!</text:p>
          </table:table-cell>
          <table:table-cell table:style-name="ce2"/>
          <table:table-cell table:style-name="ce2" table:formula="of:=[.J14]/[.E14]" office:value-type="float" office:value="0">
            <text:p>#DIV/0!</text:p>
          </table:table-cell>
          <table:table-cell table:style-name="ce2" table:formula="of:=([.M14]/[.C14])*10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15]&gt;[.$A$2];[.D15]+(((([.B15]-[.$A$2])/10)^1.5)*[.D15]/10);[.D15])" office:value-type="float" office:value="0">
            <text:p>0,00</text:p>
          </table:table-cell>
          <table:table-cell table:number-columns-repeated="3"/>
          <table:table-cell/>
          <table:table-cell table:formula="of:=([.F15]+[.G15])/2" office:value-type="float" office:value="0">
            <text:p>0</text:p>
          </table:table-cell>
          <table:table-cell table:formula="of:=[.J15]/[.H15]" office:value-type="float" office:value="0">
            <text:p>#DIV/0!</text:p>
          </table:table-cell>
          <table:table-cell table:style-name="ce2"/>
          <table:table-cell table:style-name="ce2" table:formula="of:=[.J15]/[.E15]" office:value-type="float" office:value="0">
            <text:p>#DIV/0!</text:p>
          </table:table-cell>
          <table:table-cell table:style-name="ce2" table:formula="of:=([.M15]/[.C15])*10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16]&gt;[.$A$2];[.D16]+(((([.B16]-[.$A$2])/10)^1.5)*[.D16]/10);[.D16])" office:value-type="float" office:value="0">
            <text:p>0,00</text:p>
          </table:table-cell>
          <table:table-cell table:number-columns-repeated="3"/>
          <table:table-cell/>
          <table:table-cell table:formula="of:=([.F16]+[.G16])/2" office:value-type="float" office:value="0">
            <text:p>0</text:p>
          </table:table-cell>
          <table:table-cell table:formula="of:=[.J16]/[.H16]" office:value-type="float" office:value="0">
            <text:p>#DIV/0!</text:p>
          </table:table-cell>
          <table:table-cell table:style-name="ce2"/>
          <table:table-cell table:style-name="ce2" table:formula="of:=[.J16]/[.E16]" office:value-type="float" office:value="0">
            <text:p>#DIV/0!</text:p>
          </table:table-cell>
          <table:table-cell table:style-name="ce2" table:formula="of:=([.M16]/[.C16])*10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17]&gt;[.$A$2];[.D17]+(((([.B17]-[.$A$2])/10)^1.5)*[.D17]/10);[.D17])" office:value-type="float" office:value="0">
            <text:p>0,00</text:p>
          </table:table-cell>
          <table:table-cell table:number-columns-repeated="3"/>
          <table:table-cell/>
          <table:table-cell table:formula="of:=([.F17]+[.G17])/2" office:value-type="float" office:value="0">
            <text:p>0</text:p>
          </table:table-cell>
          <table:table-cell table:formula="of:=[.J17]/[.H17]" office:value-type="float" office:value="0">
            <text:p>#DIV/0!</text:p>
          </table:table-cell>
          <table:table-cell table:style-name="ce2"/>
          <table:table-cell table:style-name="ce2" table:formula="of:=[.J17]/[.E17]" office:value-type="float" office:value="0">
            <text:p>#DIV/0!</text:p>
          </table:table-cell>
          <table:table-cell table:style-name="ce2" table:formula="of:=([.M17]/[.C17])*10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18]&gt;[.$A$2];[.D18]+(((([.B18]-[.$A$2])/10)^1.5)*[.D18]/10);[.D18])" office:value-type="float" office:value="0">
            <text:p>0,00</text:p>
          </table:table-cell>
          <table:table-cell table:number-columns-repeated="3"/>
          <table:table-cell/>
          <table:table-cell table:formula="of:=([.F18]+[.G18])/2" office:value-type="float" office:value="0">
            <text:p>0</text:p>
          </table:table-cell>
          <table:table-cell table:formula="of:=[.J18]/[.H18]" office:value-type="float" office:value="0">
            <text:p>#DIV/0!</text:p>
          </table:table-cell>
          <table:table-cell table:style-name="ce2"/>
          <table:table-cell table:style-name="ce2" table:formula="of:=[.J18]/[.E18]" office:value-type="float" office:value="0">
            <text:p>#DIV/0!</text:p>
          </table:table-cell>
          <table:table-cell table:style-name="ce2" table:formula="of:=([.M18]/[.C18])*10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19]&gt;[.$A$2];[.D19]+(((([.B19]-[.$A$2])/10)^1.5)*[.D19]/10);[.D19])" office:value-type="float" office:value="0">
            <text:p>0,00</text:p>
          </table:table-cell>
          <table:table-cell table:number-columns-repeated="3"/>
          <table:table-cell/>
          <table:table-cell table:formula="of:=([.F19]+[.G19])/2" office:value-type="float" office:value="0">
            <text:p>0</text:p>
          </table:table-cell>
          <table:table-cell table:formula="of:=[.J19]/[.H19]" office:value-type="float" office:value="0">
            <text:p>#DIV/0!</text:p>
          </table:table-cell>
          <table:table-cell table:style-name="ce2"/>
          <table:table-cell table:style-name="ce2" table:formula="of:=[.J19]/[.E19]" office:value-type="float" office:value="0">
            <text:p>#DIV/0!</text:p>
          </table:table-cell>
          <table:table-cell table:style-name="ce2" table:formula="of:=([.M19]/[.C19])*10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20]&gt;[.$A$2];[.D20]+(((([.B20]-[.$A$2])/10)^1.5)*[.D20]/10);[.D20])" office:value-type="float" office:value="0">
            <text:p>0,00</text:p>
          </table:table-cell>
          <table:table-cell table:number-columns-repeated="3"/>
          <table:table-cell/>
          <table:table-cell table:formula="of:=([.F20]+[.G20])/2" office:value-type="float" office:value="0">
            <text:p>0</text:p>
          </table:table-cell>
          <table:table-cell table:formula="of:=[.J20]/[.H20]" office:value-type="float" office:value="0">
            <text:p>#DIV/0!</text:p>
          </table:table-cell>
          <table:table-cell table:style-name="ce2"/>
          <table:table-cell table:style-name="ce2" table:formula="of:=[.J20]/[.E20]" office:value-type="float" office:value="0">
            <text:p>#DIV/0!</text:p>
          </table:table-cell>
          <table:table-cell table:style-name="ce2" table:formula="of:=([.M20]/[.C20])*10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21]&gt;[.$A$2];[.D21]+(((([.B21]-[.$A$2])/10)^1.5)*[.D21]/10);[.D21])" office:value-type="float" office:value="0">
            <text:p>0,00</text:p>
          </table:table-cell>
          <table:table-cell table:number-columns-repeated="3"/>
          <table:table-cell/>
          <table:table-cell table:formula="of:=([.F21]+[.G21])/2" office:value-type="float" office:value="0">
            <text:p>0</text:p>
          </table:table-cell>
          <table:table-cell table:formula="of:=[.J21]/[.H21]" office:value-type="float" office:value="0">
            <text:p>#DIV/0!</text:p>
          </table:table-cell>
          <table:table-cell/>
          <table:table-cell table:style-name="ce2" table:formula="of:=[.J21]/[.E21]" office:value-type="float" office:value="0">
            <text:p>#DIV/0!</text:p>
          </table:table-cell>
          <table:table-cell table:style-name="ce2" table:formula="of:=([.M21]/[.C21])*10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22]&gt;[.$A$2];[.D22]+(((([.B22]-[.$A$2])/10)^1.5)*[.D22]/10);[.D22])" office:value-type="float" office:value="0">
            <text:p>0,00</text:p>
          </table:table-cell>
          <table:table-cell table:number-columns-repeated="3"/>
          <table:table-cell/>
          <table:table-cell table:formula="of:=([.F22]+[.G22])/2" office:value-type="float" office:value="0">
            <text:p>0</text:p>
          </table:table-cell>
          <table:table-cell table:formula="of:=[.J22]/[.H22]" office:value-type="float" office:value="0">
            <text:p>#DIV/0!</text:p>
          </table:table-cell>
          <table:table-cell/>
          <table:table-cell table:style-name="ce2" table:formula="of:=[.J22]/[.E22]" office:value-type="float" office:value="0">
            <text:p>#DIV/0!</text:p>
          </table:table-cell>
          <table:table-cell table:style-name="ce2" table:formula="of:=([.M22]/[.C22])*10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23]&gt;[.$A$2];[.D23]+(((([.B23]-[.$A$2])/10)^1.5)*[.D23]/10);[.D23])" office:value-type="float" office:value="0">
            <text:p>0,00</text:p>
          </table:table-cell>
          <table:table-cell table:number-columns-repeated="3"/>
          <table:table-cell/>
          <table:table-cell table:formula="of:=([.F23]+[.G23])/2" office:value-type="float" office:value="0">
            <text:p>0</text:p>
          </table:table-cell>
          <table:table-cell table:formula="of:=[.J23]/[.H23]" office:value-type="float" office:value="0">
            <text:p>#DIV/0!</text:p>
          </table:table-cell>
          <table:table-cell/>
          <table:table-cell table:style-name="ce2" table:formula="of:=[.J23]/[.E23]" office:value-type="float" office:value="0">
            <text:p>#DIV/0!</text:p>
          </table:table-cell>
          <table:table-cell table:style-name="ce2" table:formula="of:=([.M23]/[.C23])*10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24]&gt;[.$A$2];[.D24]+(((([.B24]-[.$A$2])/10)^1.5)*[.D24]/10);[.D24])" office:value-type="float" office:value="0">
            <text:p>0,00</text:p>
          </table:table-cell>
          <table:table-cell table:number-columns-repeated="3"/>
          <table:table-cell/>
          <table:table-cell table:formula="of:=([.F24]+[.G24])/2" office:value-type="float" office:value="0">
            <text:p>0</text:p>
          </table:table-cell>
          <table:table-cell table:formula="of:=[.J24]/[.H24]" office:value-type="float" office:value="0">
            <text:p>#DIV/0!</text:p>
          </table:table-cell>
          <table:table-cell/>
          <table:table-cell table:style-name="ce2" table:formula="of:=[.J24]/[.E24]" office:value-type="float" office:value="0">
            <text:p>#DIV/0!</text:p>
          </table:table-cell>
          <table:table-cell table:style-name="ce2" table:formula="of:=([.M24]/[.C24])*1000" office:value-type="float" office:value="0">
            <text:p>#DIV/0!</text:p>
          </table:table-cell>
        </table:table-row>
        <table:table-row table:style-name="ro1">
          <table:table-cell/>
          <table:table-cell table:number-columns-repeated="3"/>
          <table:table-cell table:style-name="ce2" table:formula="of:=IF([.B25]&gt;[.$A$2];[.D25]+(((([.B25]-[.$A$2])/10)^1.5)*[.D25]/10);[.D25])" office:value-type="float" office:value="0">
            <text:p>0,00</text:p>
          </table:table-cell>
          <table:table-cell table:number-columns-repeated="3"/>
          <table:table-cell/>
          <table:table-cell table:formula="of:=([.F25]+[.G25])/2" office:value-type="float" office:value="0">
            <text:p>0</text:p>
          </table:table-cell>
          <table:table-cell table:formula="of:=[.J25]/[.H25]" office:value-type="float" office:value="0">
            <text:p>#DIV/0!</text:p>
          </table:table-cell>
          <table:table-cell/>
          <table:table-cell table:style-name="ce2" table:formula="of:=[.J25]/[.E25]" office:value-type="float" office:value="0">
            <text:p>#DIV/0!</text:p>
          </table:table-cell>
          <table:table-cell table:style-name="ce2" table:formula="of:=([.M25]/[.C25])*1000" office:value-type="float" office:value="0">
            <text:p>#DIV/0!</text:p>
          </table:table-cell>
        </table:table-row>
        <table:table-row table:style-name="ro1" table:number-rows-repeated="104855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1">21-08-2012</text:date>, <text:time>00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2-07-28T17:12:50</meta:creation-date>
    <dc:date>2012-08-21T00:22:13</dc:date>
    <dc:creator>Karsten </dc:creator>
    <meta:editing-duration>PT15H49M20S</meta:editing-duration>
    <meta:editing-cycles>17</meta:editing-cycles>
    <meta:generator>LibreOffice/3.4$Linux LibreOffice_project/340m1$Build-402</meta:generator>
    <meta:document-statistic meta:table-count="3" meta:cell-count="470" meta:object-count="0"/>
  </office:meta>
</office:document-meta>
</file>